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2.166cm" fo:min-width="2.91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2.525cm"/>
    </style:style>
    <style:style style:name="gr3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716cm" fo:min-width="12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666cm" fo:min-width="12.416cm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draw:marker-end="Arrowheads_20_9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marker-end="Arrowheads_20_10" draw:fill="none" draw:textarea-horizontal-align="center" draw:textarea-vertical-align="middle"/>
    </style:style>
    <style:style style:name="gr8" style:family="graphic" style:parent-style-name="objectwithoutfill">
      <style:graphic-properties draw:marker-end="Arrowheads_20_12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end="Arrowheads_20_13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Arrowheads_20_14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marker-end="Arrowheads_20_15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UML_5f_Shapes">
        <office:forms form:automatic-focus="false" form:apply-design-mode="false"/>
        <draw:custom-shape draw:style-name="gr1" draw:text-style-name="P2" xml:id="id1" draw:id="id1" draw:layer="layout" svg:width="3.45cm" svg:height="2.45cm" svg:x="9.135cm" svg:y="9.135cm">
          <draw:glue-point draw:id="4" svg:x="-5cm" svg:y="-2.959cm"/>
          <draw:glue-point draw:id="5" svg:x="5.052cm" svg:y="-2.959cm"/>
          <draw:glue-point draw:id="6" svg:x="5.052cm" svg:y="3.163cm"/>
          <draw:glue-point draw:id="7" svg:x="-5cm" svg:y="3.163cm"/>
          <text:p text:style-name="P1"><text:span text:style-name="T1">u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5cm" svg:height="2.45cm" svg:x="4.185cm" svg:y="9.185cm">
          <text:p text:style-name="P1"><text:span text:style-name="T2">Temperature</text:span><text:span text:style-name="T2"><text:line-break/></text:span><text:span text:style-name="T2">Sens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5cm" svg:height="2.45cm" svg:x="13.635cm" svg:y="6.18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5cm" svg:height="2.45cm" svg:x="13.635cm" svg:y="9.135cm">
          <text:p text:style-name="P1"><text:span text:style-name="T1">Button 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5cm" svg:height="2.45cm" svg:x="13.635cm" svg:y="12.185cm">
          <text:p text:style-name="P1"><text:span text:style-name="T1">Button -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875cm" svg:height="2.775cm" svg:x="5.76cm" svg:y="1.86cm">
          <draw:text-box>
            <text:p text:style-name="P1"><text:span text:style-name="T3">Temperature Control</text:span></text:p>
            <text:p text:style-name="P1"><text:span text:style-name="T3">Damian´s Edition</text:span></text:p>
          </draw:text-box>
        </draw:frame>
        <draw:custom-shape draw:style-name="gr1" draw:text-style-name="P2" draw:layer="layout" svg:width="3.45cm" svg:height="2.45cm" svg:x="4.185cm" svg:y="12.185cm">
          <text:p text:style-name="P1"><text:span text:style-name="T1">Relé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cm" svg:height="1cm" svg:x="4.135cm" svg:y="15.635cm">
          <text:p text:style-name="P1"><text:span text:style-name="T1">Battery Manag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95cm" svg:height="0.95cm" svg:x="4.185cm" svg:y="17.185cm">
          <text:p text:style-name="P1"><text:span text:style-name="T1">Monitoring US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5cm" svg:height="2.45cm" svg:x="4.135cm" svg:y="6.185cm">
          <text:p text:style-name="P1"><text:span text:style-name="T4">Communication</text:span><text:span text:style-name="T4"><text:line-break/></text:span><text:span text:style-name="T4">WIFI/UAR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135cm" svg:y1="9.636cm" svg:x2="9.135cm" svg:y2="9.636cm" draw:start-shape="id1" draw:start-glue-point="4" draw:end-shape="id1" draw:end-glue-point="4" svg:d="M9135 9636z" svg:viewBox="0 0 1 1">
          <text:p/>
        </draw:connector>
        <draw:connector draw:style-name="gr5" draw:text-style-name="P1" draw:layer="layout" svg:x1="7.585cm" svg:y1="7.41cm" svg:x2="7.585cm" svg:y2="7.41cm" draw:start-shape="id2" draw:start-glue-point="1" draw:end-shape="id2" draw:end-glue-point="1" svg:d="M7585 7410z" svg:viewBox="0 0 1 1">
          <text:p/>
        </draw:connector>
        <draw:line draw:style-name="gr6" draw:text-style-name="P4" draw:layer="layout" svg:x1="7.635cm" svg:y1="7.635cm" svg:x2="9.135cm" svg:y2="9.135cm">
          <text:p/>
        </draw:line>
        <draw:line draw:style-name="gr7" draw:text-style-name="P4" draw:layer="layout" svg:x1="7.635cm" svg:y1="10.635cm" svg:x2="9.135cm" svg:y2="10.635cm">
          <text:p/>
        </draw:line>
        <draw:line draw:style-name="gr8" draw:text-style-name="P4" draw:layer="layout" svg:x1="9.135cm" svg:y1="11.635cm" svg:x2="7.635cm" svg:y2="13.635cm">
          <text:p/>
        </draw:line>
        <draw:line draw:style-name="gr9" draw:text-style-name="P4" draw:layer="layout" svg:x1="12.635cm" svg:y1="9.135cm" svg:x2="13.635cm" svg:y2="7.635cm">
          <text:p/>
        </draw:line>
        <draw:line draw:style-name="gr10" draw:text-style-name="P4" draw:layer="layout" svg:x1="13.635cm" svg:y1="10.135cm" svg:x2="12.635cm" svg:y2="10.135cm">
          <text:p/>
        </draw:line>
        <draw:line draw:style-name="gr11" draw:text-style-name="P4" draw:layer="layout" svg:x1="13.635cm" svg:y1="13.635cm" svg:x2="12.635cm" svg:y2="11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100 200" svg:d="M0 200l50-200 50 200h-4l-46-196-46 196z"/>
    <draw:marker draw:name="Arrowheads_20_1" draw:display-name="Arrowheads 1" svg:viewBox="0 0 20 30" svg:d="M10 0l-10 30h20z"/>
    <draw:marker draw:name="Arrowheads_20_10" draw:display-name="Arrowheads 10" svg:viewBox="0 0 20 30" svg:d="M10 0l-10 30h20z"/>
    <draw:marker draw:name="Arrowheads_20_12" draw:display-name="Arrowheads 12" svg:viewBox="0 0 20 30" svg:d="M10 0l-10 30h20z"/>
    <draw:marker draw:name="Arrowheads_20_13" draw:display-name="Arrowheads 13" svg:viewBox="0 0 20 30" svg:d="M10 0l-10 30h20z"/>
    <draw:marker draw:name="Arrowheads_20_14" draw:display-name="Arrowheads 14" svg:viewBox="0 0 20 30" svg:d="M10 0l-10 30h20z"/>
    <draw:marker draw:name="Arrowheads_20_15" draw:display-name="Arrowheads 15" svg:viewBox="0 0 20 30" svg:d="M10 0l-10 30h20z"/>
    <draw:marker draw:name="Arrowheads_20_3" draw:display-name="Arrowheads 3" svg:viewBox="0 0 20 30" svg:d="M10 0l-10 30h20z"/>
    <draw:marker draw:name="Arrowheads_20_4" draw:display-name="Arrowheads 4" svg:viewBox="0 0 20 30" svg:d="M10 0l-10 30h20z"/>
    <draw:marker draw:name="Arrowheads_20_5" draw:display-name="Arrowheads 5" svg:viewBox="0 0 20 30" svg:d="M10 0l-10 30h20z"/>
    <draw:marker draw:name="Arrowheads_20_6" draw:display-name="Arrowheads 6" svg:viewBox="0 0 20 30" svg:d="M10 0l-10 30h20z"/>
    <draw:marker draw:name="Arrowheads_20_7" draw:display-name="Arrowheads 7" svg:viewBox="0 0 20 30" svg:d="M10 0l-10 30h20z"/>
    <draw:marker draw:name="Arrowheads_20_8" draw:display-name="Arrowheads 8" svg:viewBox="0 0 20 30" svg:d="M10 0l-10 30h20z"/>
    <draw:marker draw:name="Arrowheads_20_9" draw:display-name="Arrowheads 9" svg:viewBox="0 0 20 30" svg:d="M10 0l-10 30h20z"/>
    <draw:marker draw:name="FilledDiamond" svg:viewBox="0 0 10 20" svg:d="M5 0l5 10-5 10-5-10z"/>
    <draw:marker draw:name="Short_20_line_20_Arrow" draw:display-name="Short line Arrow" svg:viewBox="0 0 3000 3000" svg:d="M1500 0l1500 2789v211h-114l-1286-2392v2392h-200v-2392l-1286 2392h-114v-211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2" draw:fill="none" draw:fill-gradient-name="Gradient_20_9" draw:fill-hatch-name="Hatching_20_1" draw:fill-image-name="Bitmape_20_1" draw:auto-grow-height="false" draw:fit-to-size="shrink-to-fit" text:animation="scroll" text:animation-direction="up" text:animation-stop-inside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9" draw:fill-hatch-name="Hatching_20_1" draw:fill-image-name="Bitmape_20_1" draw:fill-image-width="0cm" draw:fill-image-height="0cm" draw:textarea-horizontal-align="left" draw:textarea-vertical-align="top" draw:auto-grow-height="false" fo:wrap-option="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UML_5f_Shapes" style:display-name="UML_Shap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Windows_x86 LibreOffice_project/f99d75f39f1c57ebdd7ffc5f42867c12031db97a</meta:generator>
    <dc:title>Custom OO Shapes - http://www.lautman.net/mark/coo/index.html</dc:title>
    <dc:subject>UML Diagrams</dc:subject>
    <meta:creation-date>2015-12-14T15:56:37.694000000</meta:creation-date>
    <meta:editing-cycles>26</meta:editing-cycles>
    <meta:editing-duration>PT5H2M23S</meta:editing-duration>
    <dc:date>2017-05-03T12:51:19.497000000</dc:date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